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auto" style:column-width="31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2"/>
    <style:style style:name="ce4" style:family="table-cell" style:parent-style-name="Default">
      <style:table-cell-properties style:text-align-source="fix" style:repeat-content="false" fo:wrap-option="no-wrap"/>
      <style:paragraph-properties fo:text-align="end" fo:margin-left="0mm"/>
    </style:style>
    <style:style style:name="gr1" style:family="graphic">
      <style:graphic-properties draw:stroke="none" svg:stroke-width="0mm" draw:marker-start-width="2mm" draw:marker-end-width="2mm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0.19mm" svg:height="45.18mm" svg:x="134.86mm" svg:y="1.19mm">
            <draw:object draw:notify-on-update-of-ranges="Sheet1.B2:Sheet1.B2 Sheet1.B3:Sheet1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05.27mm" svg:height="53.89mm" svg:x="134.4mm" svg:y="48.22mm">
            <draw:object draw:notify-on-update-of-ranges="Sheet1.C1:Sheet1.C2 Sheet1.C3:Sheet1.C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90.74mm" svg:height="45.74mm" svg:x="224.14mm" svg:y="2.48mm">
            <draw:object draw:notify-on-update-of-ranges="Sheet1.D2:Sheet1.D2 Sheet1.D3:Sheet1.D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2" draw:text-style-name="P1" svg:width="123.29mm" svg:height="52.87mm" svg:x="220.83mm" svg:y="50.71mm">
            <draw:object draw:notify-on-update-of-ranges="Sheet1.E1:Sheet1.E2 Sheet1.E3:Sheet1.E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row table:style-name="ro1">
          <table:table-cell table:style-name="ce3" office:value-type="string" calcext:value-type="string">
            <text:p>Datos</text:p>
          </table:table-cell>
          <table:table-cell office:value-type="string" calcext:value-type="string">
            <text:p>Mejor caso</text:p>
          </table:table-cell>
          <table:table-cell table:style-name="Default" office:value-type="string" calcext:value-type="string">
            <text:p>Medida mejor caso</text:p>
          </table:table-cell>
          <table:table-cell office:value-type="string" calcext:value-type="string">
            <text:p>Peor caso</text:p>
          </table:table-cell>
          <table:table-cell table:style-name="Default" office:value-type="string" calcext:value-type="string">
            <text:p>Medida peor caso</text:p>
          </table:table-cell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1/2N(N-1)</text:p>
          </table:table-cell>
          <table:table-cell table:style-name="ce3" office:value-type="string" calcext:value-type="string">
            <text:p>t(N)</text:p>
          </table:table-cell>
          <table:table-cell table:style-name="ce3" office:value-type="string" calcext:value-type="string">
            <text:p>N²-N</text:p>
          </table:table-cell>
          <table:table-cell table:style-name="ce4" office:value-type="string" calcext:value-type="string">
            <text:p>t(N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/2*([.A3]-1)*[.A3]" office:value-type="float" office:value="45" calcext:value-type="float">
            <text:p>45</text:p>
          </table:table-cell>
          <table:table-cell office:value-type="float" office:value="10.7" calcext:value-type="float">
            <text:p>10,70</text:p>
          </table:table-cell>
          <table:table-cell table:formula="of:=[.A3]*[.A3]-[.A3]" office:value-type="float" office:value="90" calcext:value-type="float">
            <text:p>90</text:p>
          </table:table-cell>
          <table:table-cell office:value-type="float" office:value="11.125" calcext:value-type="float">
            <text:p>11,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/2*([.A4]-1)*[.A4]" office:value-type="float" office:value="190" calcext:value-type="float">
            <text:p>190</text:p>
          </table:table-cell>
          <table:table-cell office:value-type="float" office:value="37.92" calcext:value-type="float">
            <text:p>37,92</text:p>
          </table:table-cell>
          <table:table-cell table:formula="of:=[.A4]*[.A4]-[.A4]" office:value-type="float" office:value="380" calcext:value-type="float">
            <text:p>380</text:p>
          </table:table-cell>
          <table:table-cell office:value-type="float" office:value="38.9" calcext:value-type="float">
            <text:p>38,9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/2*([.A5]-1)*[.A5]" office:value-type="float" office:value="435" calcext:value-type="float">
            <text:p>435</text:p>
          </table:table-cell>
          <table:table-cell office:value-type="float" office:value="90.9" calcext:value-type="float">
            <text:p>90,90</text:p>
          </table:table-cell>
          <table:table-cell table:formula="of:=[.A5]*[.A5]-[.A5]" office:value-type="float" office:value="870" calcext:value-type="float">
            <text:p>870</text:p>
          </table:table-cell>
          <table:table-cell office:value-type="float" office:value="90.25" calcext:value-type="float">
            <text:p>90,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/2*([.A6]-1)*[.A6]" office:value-type="float" office:value="780" calcext:value-type="float">
            <text:p>780</text:p>
          </table:table-cell>
          <table:table-cell office:value-type="float" office:value="173" calcext:value-type="float">
            <text:p>173,00</text:p>
          </table:table-cell>
          <table:table-cell table:formula="of:=[.A6]*[.A6]-[.A6]" office:value-type="float" office:value="1560" calcext:value-type="float">
            <text:p>1560</text:p>
          </table:table-cell>
          <table:table-cell office:value-type="float" office:value="149.2" calcext:value-type="float">
            <text:p>149,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/2*([.A7]-1)*[.A7]" office:value-type="float" office:value="1225" calcext:value-type="float">
            <text:p>1225</text:p>
          </table:table-cell>
          <table:table-cell office:value-type="float" office:value="246.45" calcext:value-type="float">
            <text:p>246,45</text:p>
          </table:table-cell>
          <table:table-cell table:formula="of:=[.A7]*[.A7]-[.A7]" office:value-type="float" office:value="2450" calcext:value-type="float">
            <text:p>2450</text:p>
          </table:table-cell>
          <table:table-cell office:value-type="float" office:value="250.25" calcext:value-type="float">
            <text:p>250,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/2*([.A8]-1)*[.A8]" office:value-type="float" office:value="1770" calcext:value-type="float">
            <text:p>1770</text:p>
          </table:table-cell>
          <table:table-cell office:value-type="float" office:value="367.87" calcext:value-type="float">
            <text:p>367,87</text:p>
          </table:table-cell>
          <table:table-cell table:formula="of:=[.A8]*[.A8]-[.A8]" office:value-type="float" office:value="3540" calcext:value-type="float">
            <text:p>3540</text:p>
          </table:table-cell>
          <table:table-cell office:value-type="float" office:value="335.42" calcext:value-type="float">
            <text:p>335,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/2*([.A9]-1)*[.A9]" office:value-type="float" office:value="2415" calcext:value-type="float">
            <text:p>2415</text:p>
          </table:table-cell>
          <table:table-cell office:value-type="float" office:value="483.27" calcext:value-type="float">
            <text:p>483,27</text:p>
          </table:table-cell>
          <table:table-cell table:formula="of:=[.A9]*[.A9]-[.A9]" office:value-type="float" office:value="4830" calcext:value-type="float">
            <text:p>4830</text:p>
          </table:table-cell>
          <table:table-cell office:value-type="float" office:value="460.15" calcext:value-type="float">
            <text:p>460,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/2*([.A10]-1)*[.A10]" office:value-type="float" office:value="3160" calcext:value-type="float">
            <text:p>3160</text:p>
          </table:table-cell>
          <table:table-cell office:value-type="float" office:value="622.55" calcext:value-type="float">
            <text:p>622,55</text:p>
          </table:table-cell>
          <table:table-cell table:formula="of:=[.A10]*[.A10]-[.A10]" office:value-type="float" office:value="6320" calcext:value-type="float">
            <text:p>6320</text:p>
          </table:table-cell>
          <table:table-cell office:value-type="float" office:value="617.47" calcext:value-type="float">
            <text:p>617,4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/2*([.A11]-1)*[.A11]" office:value-type="float" office:value="4005" calcext:value-type="float">
            <text:p>4005</text:p>
          </table:table-cell>
          <table:table-cell office:value-type="float" office:value="704.65" calcext:value-type="float">
            <text:p>704,65</text:p>
          </table:table-cell>
          <table:table-cell table:formula="of:=[.A11]*[.A11]-[.A11]" office:value-type="float" office:value="8010" calcext:value-type="float">
            <text:p>8010</text:p>
          </table:table-cell>
          <table:table-cell office:value-type="float" office:value="834.3" calcext:value-type="float">
            <text:p>834,3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/2*([.A12]-1)*[.A12]" office:value-type="float" office:value="4950" calcext:value-type="float">
            <text:p>4950</text:p>
          </table:table-cell>
          <table:table-cell office:value-type="float" office:value="1001.22" calcext:value-type="float">
            <text:p>1001,22</text:p>
          </table:table-cell>
          <table:table-cell table:formula="of:=[.A12]*[.A12]-[.A12]" office:value-type="float" office:value="9900" calcext:value-type="float">
            <text:p>9900</text:p>
          </table:table-cell>
          <table:table-cell office:value-type="float" office:value="970.25" calcext:value-type="float">
            <text:p>970,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1/2*([.A13]-1)*[.A13]" office:value-type="float" office:value="5995" calcext:value-type="float">
            <text:p>5995</text:p>
          </table:table-cell>
          <table:table-cell office:value-type="float" office:value="1189.72" calcext:value-type="float">
            <text:p>1189,72</text:p>
          </table:table-cell>
          <table:table-cell table:formula="of:=[.A13]*[.A13]-[.A13]" office:value-type="float" office:value="11990" calcext:value-type="float">
            <text:p>11990</text:p>
          </table:table-cell>
          <table:table-cell office:value-type="float" office:value="1162.15" calcext:value-type="float">
            <text:p>1162,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1/2*([.A14]-1)*[.A14]" office:value-type="float" office:value="7140" calcext:value-type="float">
            <text:p>7140</text:p>
          </table:table-cell>
          <table:table-cell office:value-type="float" office:value="1291.5" calcext:value-type="float">
            <text:p>1291,50</text:p>
          </table:table-cell>
          <table:table-cell table:formula="of:=[.A14]*[.A14]-[.A14]" office:value-type="float" office:value="14280" calcext:value-type="float">
            <text:p>14280</text:p>
          </table:table-cell>
          <table:table-cell office:value-type="float" office:value="1343.7" calcext:value-type="float">
            <text:p>1343,7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1/2*([.A15]-1)*[.A15]" office:value-type="float" office:value="8385" calcext:value-type="float">
            <text:p>8385</text:p>
          </table:table-cell>
          <table:table-cell office:value-type="float" office:value="1538.72" calcext:value-type="float">
            <text:p>1538,72</text:p>
          </table:table-cell>
          <table:table-cell table:formula="of:=[.A15]*[.A15]-[.A15]" office:value-type="float" office:value="16770" calcext:value-type="float">
            <text:p>16770</text:p>
          </table:table-cell>
          <table:table-cell office:value-type="float" office:value="1623.6" calcext:value-type="float">
            <text:p>1623,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1/2*([.A16]-1)*[.A16]" office:value-type="float" office:value="9730" calcext:value-type="float">
            <text:p>9730</text:p>
          </table:table-cell>
          <table:table-cell office:value-type="float" office:value="1802.75" calcext:value-type="float">
            <text:p>1802,75</text:p>
          </table:table-cell>
          <table:table-cell table:formula="of:=[.A16]*[.A16]-[.A16]" office:value-type="float" office:value="19460" calcext:value-type="float">
            <text:p>19460</text:p>
          </table:table-cell>
          <table:table-cell office:value-type="float" office:value="1855.9" calcext:value-type="float">
            <text:p>1855,9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1/2*([.A17]-1)*[.A17]" office:value-type="float" office:value="11175" calcext:value-type="float">
            <text:p>11175</text:p>
          </table:table-cell>
          <table:table-cell office:value-type="float" office:value="1984.4" calcext:value-type="float">
            <text:p>1984,40</text:p>
          </table:table-cell>
          <table:table-cell table:formula="of:=[.A17]*[.A17]-[.A17]" office:value-type="float" office:value="22350" calcext:value-type="float">
            <text:p>22350</text:p>
          </table:table-cell>
          <table:table-cell office:value-type="float" office:value="1958.75" calcext:value-type="float">
            <text:p>1958,7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1/2*([.A18]-1)*[.A18]" office:value-type="float" office:value="12720" calcext:value-type="float">
            <text:p>12720</text:p>
          </table:table-cell>
          <table:table-cell office:value-type="float" office:value="2314.15" calcext:value-type="float">
            <text:p>2314,15</text:p>
          </table:table-cell>
          <table:table-cell table:formula="of:=[.A18]*[.A18]-[.A18]" office:value-type="float" office:value="25440" calcext:value-type="float">
            <text:p>25440</text:p>
          </table:table-cell>
          <table:table-cell office:value-type="float" office:value="2247.15" calcext:value-type="float">
            <text:p>2247,1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1/2*([.A19]-1)*[.A19]" office:value-type="float" office:value="14365" calcext:value-type="float">
            <text:p>14365</text:p>
          </table:table-cell>
          <table:table-cell office:value-type="float" office:value="2477.32" calcext:value-type="float">
            <text:p>2477,32</text:p>
          </table:table-cell>
          <table:table-cell table:formula="of:=[.A19]*[.A19]-[.A19]" office:value-type="float" office:value="28730" calcext:value-type="float">
            <text:p>28730</text:p>
          </table:table-cell>
          <table:table-cell office:value-type="float" office:value="2472.57" calcext:value-type="float">
            <text:p>2472,5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1/2*([.A20]-1)*[.A20]" office:value-type="float" office:value="16110" calcext:value-type="float">
            <text:p>16110</text:p>
          </table:table-cell>
          <table:table-cell office:value-type="float" office:value="2719.15" calcext:value-type="float">
            <text:p>2719,15</text:p>
          </table:table-cell>
          <table:table-cell table:formula="of:=[.A20]*[.A20]-[.A20]" office:value-type="float" office:value="32220" calcext:value-type="float">
            <text:p>32220</text:p>
          </table:table-cell>
          <table:table-cell office:value-type="float" office:value="2780" calcext:value-type="float">
            <text:p>2780,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1/2*([.A21]-1)*[.A21]" office:value-type="float" office:value="17955" calcext:value-type="float">
            <text:p>17955</text:p>
          </table:table-cell>
          <table:table-cell office:value-type="float" office:value="3074.85" calcext:value-type="float">
            <text:p>3074,85</text:p>
          </table:table-cell>
          <table:table-cell table:formula="of:=[.A21]*[.A21]-[.A21]" office:value-type="float" office:value="35910" calcext:value-type="float">
            <text:p>35910</text:p>
          </table:table-cell>
          <table:table-cell office:value-type="float" office:value="3093.45" calcext:value-type="float">
            <text:p>3093,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/2*([.A22]-1)*[.A22]" office:value-type="float" office:value="19900" calcext:value-type="float">
            <text:p>19900</text:p>
          </table:table-cell>
          <table:table-cell office:value-type="float" office:value="3390.75" calcext:value-type="float">
            <text:p>3390,75</text:p>
          </table:table-cell>
          <table:table-cell table:formula="of:=[.A22]*[.A22]-[.A22]" office:value-type="float" office:value="39800" calcext:value-type="float">
            <text:p>39800</text:p>
          </table:table-cell>
          <table:table-cell office:value-type="float" office:value="3437.4" calcext:value-type="float">
            <text:p>3437,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Liberation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1">00/00/0000</text:date>, <text:time style:data-style-name="N2" text:time-value="00:13:04.2699559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20:33:03.354973508</meta:creation-date>
    <dc:date>2019-04-21T01:03:39.474372175</dc:date>
    <meta:editing-duration>PT16M43S</meta:editing-duration>
    <meta:editing-cycles>5</meta:editing-cycles>
    <meta:generator>LibreOffice/6.1.5.2$Linux_X86_64 LibreOffice_project/10$Build-2</meta:generator>
    <meta:document-statistic meta:table-count="1" meta:cell-count="11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2cm" svg:height="4.519cm" xlink:href=".." xlink:type="simple" chart:class="chart:line" chart:style-name="ch1">
        <chart:legend chart:legend-position="end" svg:x="6.221cm" svg:y="1.96cm" style:legend-expansion="high" chart:style-name="ch2"/>
        <chart:plot-area chart:style-name="ch3" table:cell-range-address="Sheet1.B2:Sheet1.B22" chart:data-source-has-labels="row" svg:x="0.18cm" svg:y="0.09cm" svg:width="5.861cm" svg:height="4.339cm">
          <chartooo:coordinate-region svg:x="1.357cm" svg:y="0.29cm" svg:width="4.684cm" svg:height="3.3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22" chart:label-cell-address="Sheet1.B2:Sheet1.B2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2N(N-1)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Sheet1.B3:Sheet1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95">
                <text:p>59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40">
                <text:p>71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30">
                <text:p>97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175">
                <text:p>111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720">
                <text:p>127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365">
                <text:p>143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110">
                <text:p>161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955">
                <text:p>179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0">
                <text:p>199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528cm" svg:height="5.39cm" xlink:href=".." xlink:type="simple" chart:class="chart:line" chart:style-name="ch1">
        <chart:legend chart:legend-position="end" svg:x="6.274cm" svg:y="2.197cm" style:legend-expansion="high" chart:style-name="ch2"/>
        <chart:plot-area chart:style-name="ch3" table:cell-range-address="Sheet1.C1:Sheet1.C22" chart:data-source-has-labels="row" svg:x="0.21cm" svg:y="0.107cm" svg:width="5.854cm" svg:height="5.176cm">
          <chartooo:coordinate-region svg:x="1.678cm" svg:y="0.306cm" svg:width="4.386cm" svg:height="4.1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22" chart:label-cell-address="Sheet1.C1:Sheet1.C2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da mejor caso t(N)</text:p>
                <text:list>
                  <text:list-item>
                    <text:p>Medida mejor caso</text:p>
                  </text:list-item>
                  <text:list-item>
                    <text:p>t(N)</text:p>
                  </text:list-item>
                </text:list>
                <draw:g>
                  <svg:desc>Sheet1.C1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7">
                <text:p>10.7</text:p>
                <draw:g>
                  <svg:desc>Sheet1.C3:Sheet1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.92">
                <text:p>37.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.9">
                <text:p>90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6.45">
                <text:p>246.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7.87">
                <text:p>367.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3.27">
                <text:p>483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2.55">
                <text:p>622.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4.65">
                <text:p>704.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1.22">
                <text:p>1001.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89.72">
                <text:p>1189.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91.5">
                <text:p>1291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38.72">
                <text:p>1538.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2.75">
                <text:p>1802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84.4">
                <text:p>1984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14.15">
                <text:p>2314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77.32">
                <text:p>2477.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19.15">
                <text:p>2719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74.85">
                <text:p>3074.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90.75">
                <text:p>3390.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75cm" svg:height="4.575cm" xlink:href=".." xlink:type="simple" chart:class="chart:line" chart:style-name="ch1">
        <chart:legend chart:legend-position="end" svg:x="7.043cm" svg:y="1.988cm" style:legend-expansion="high" chart:style-name="ch2"/>
        <chart:plot-area chart:style-name="ch3" table:cell-range-address="Sheet1.D2:Sheet1.D22" chart:data-source-has-labels="row" svg:x="0.181cm" svg:y="0.091cm" svg:width="6.681cm" svg:height="4.393cm">
          <chartooo:coordinate-region svg:x="1.358cm" svg:y="0.291cm" svg:width="5.504cm" svg:height="3.4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3:Sheet1.D22" chart:label-cell-address="Sheet1.D2:Sheet1.D2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²-N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Sheet1.D3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30">
                <text:p>48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20">
                <text:p>63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10">
                <text:p>80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00">
                <text:p>99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990">
                <text:p>119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280">
                <text:p>142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770">
                <text:p>167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460">
                <text:p>194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350">
                <text:p>223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440">
                <text:p>254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730">
                <text:p>287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220">
                <text:p>322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910">
                <text:p>359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800">
                <text:p>398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33cm" svg:height="5.288cm" xlink:href=".." xlink:type="simple" chart:class="chart:line" chart:style-name="ch1">
        <chart:legend chart:legend-position="end" svg:x="7.599cm" svg:y="2.345cm" style:legend-expansion="high" chart:style-name="ch2"/>
        <chart:plot-area chart:style-name="ch3" table:cell-range-address="Sheet1.E1:Sheet1.E22" chart:data-source-has-labels="row" svg:x="0.246cm" svg:y="0.105cm" svg:width="7.107cm" svg:height="5.078cm">
          <chartooo:coordinate-region svg:x="1.714cm" svg:y="0.304cm" svg:width="5.639cm" svg:height="4.0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3:Sheet1.E22" chart:label-cell-address="Sheet1.E1:Sheet1.E2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da peor caso t(N)</text:p>
                <text:list>
                  <text:list-item>
                    <text:p>Medida peor caso</text:p>
                  </text:list-item>
                  <text:list-item>
                    <text:p>t(N)</text:p>
                  </text:list-item>
                </text:list>
                <draw:g>
                  <svg:desc>Sheet1.E1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25">
                <text:p>11.125</text:p>
                <draw:g>
                  <svg:desc>Sheet1.E3:Sheet1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.25">
                <text:p>9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9.2">
                <text:p>149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.25">
                <text:p>25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5.42">
                <text:p>335.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0.15">
                <text:p>460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7.47">
                <text:p>617.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34.3">
                <text:p>834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70.25">
                <text:p>970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62.15">
                <text:p>1162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43.7">
                <text:p>1343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23.6">
                <text:p>1623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55.9">
                <text:p>1855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58.75">
                <text:p>1958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47.15">
                <text:p>2247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72.57">
                <text:p>2472.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93.45">
                <text:p>3093.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37.4">
                <text:p>3437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